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7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8"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0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0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0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0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0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working encryption and decryptio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7"/>
          <table:covered-table-cell table:number-columns-repeated="11"/>
          <table:table-cell table:number-columns-repeated="1006"/>
        </table:table-row>
        <table:table-row table:style-name="ro1">
          <table:table-cell table:number-columns-repeated="2"/>
          <table:table-cell table:style-name="ce10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32])" office:value-type="float" office:value="107.5" calcext:value-type="float">
            <text:p>107,5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34]-[.B33]" office:value-type="float" office:value="72.5" calcext:value-type="float">
            <text:p>72,5</text:p>
          </table:table-cell>
          <table:table-cell table:style-name="ce7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.00.0000</text:date>, <text:time style:data-style-name="N2" text:time-value="17:31:23.7808978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11T17:31:29.198330721</dc:date>
    <meta:editing-duration>PT15H11M4S</meta:editing-duration>
    <meta:editing-cycles>60</meta:editing-cycles>
    <meta:generator>LibreOffice/6.0.7.3$Linux_X86_64 LibreOffice_project/00m0$Build-3</meta:generator>
    <meta:document-statistic meta:table-count="1" meta:cell-count="87" meta:object-count="0"/>
  </office:meta>
</office:document-meta>
</file>